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8d281e" draw:marker-start-width="0.252cm" draw:marker-end-width="0.252cm" draw:fill="solid" draw:fill-color="#f10d0c" draw:textarea-horizontal-align="justify" draw:textarea-vertical-align="middle" draw:auto-grow-height="false" fo:min-height="1.027cm" fo:min-width="0cm" fo:padding-top="0.142cm" fo:padding-bottom="0.142cm" fo:padding-left="0.267cm" fo:padding-right="0.267cm"/>
    </style:style>
    <style:style style:name="gr2" style:family="graphic" style:parent-style-name="standard">
      <style:graphic-properties draw:stroke="solid" svg:stroke-width="0.035cm" svg:stroke-color="#8d281e" draw:marker-start-width="0.252cm" draw:marker-end-width="0.252cm" draw:fill="solid" draw:fill-color="#f10d0c" draw:textarea-horizontal-align="justify" draw:textarea-vertical-align="middle" draw:auto-grow-height="false" fo:min-height="0cm" fo:min-width="0.101cm" fo:padding-top="0.142cm" fo:padding-bottom="0.142cm" fo:padding-left="0.267cm" fo:padding-right="0.267cm"/>
    </style:style>
    <style:style style:name="gr3" style:family="graphic" style:parent-style-name="standard">
      <style:graphic-properties draw:stroke="solid" svg:stroke-width="0.035cm" svg:stroke-color="#8d281e" draw:marker-start-width="0.252cm" draw:marker-end-width="0.252cm" draw:fill="solid" draw:fill-color="#f10d0c" draw:textarea-horizontal-align="justify" draw:textarea-vertical-align="middle" draw:auto-grow-height="false" fo:min-height="1.028cm" fo:min-width="0cm" fo:padding-top="0.142cm" fo:padding-bottom="0.142cm" fo:padding-left="0.267cm" fo:padding-right="0.267cm" loext:softedge-radius="0cm"/>
    </style:style>
    <style:style style:name="gr4" style:family="graphic" style:parent-style-name="standard">
      <style:graphic-properties draw:stroke="solid" svg:stroke-width="0.035cm" svg:stroke-color="#8d281e" draw:marker-start-width="0.252cm" draw:marker-end-width="0.252cm" draw:fill="solid" draw:fill-color="#f10d0c" draw:textarea-horizontal-align="justify" draw:textarea-vertical-align="middle" draw:auto-grow-height="false" fo:min-height="0cm" fo:min-width="0.181cm" fo:padding-top="0.142cm" fo:padding-bottom="0.142cm" fo:padding-left="0.267cm" fo:padding-right="0.267cm" loext:softedge-radius="0cm"/>
    </style:style>
    <style:style style:name="gr5" style:family="graphic" style:parent-style-name="standard">
      <style:graphic-properties draw:stroke="solid" svg:stroke-width="0.035cm" svg:stroke-color="#8d281e" draw:marker-start-width="0.252cm" draw:marker-end-width="0.252cm" draw:fill="solid" draw:fill-color="#f10d0c" loext:fill-use-slide-background="false" draw:textarea-horizontal-align="center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solid" svg:stroke-width="0.035cm" svg:stroke-color="#8d281e" draw:marker-start-width="0.252cm" draw:marker-end-width="0.252cm" draw:fill="solid" draw:fill-color="#ffffff" draw:textarea-horizontal-align="justify" draw:textarea-vertical-align="middle" draw:auto-grow-height="false" fo:min-height="0.049cm" fo:min-width="0cm" fo:padding-top="0.142cm" fo:padding-bottom="0.142cm" fo:padding-left="0.267cm" fo:padding-right="0.267cm" loext:softedge-radius="0cm"/>
    </style:style>
    <style:style style:name="gr7" style:family="graphic" style:parent-style-name="standard">
      <style:graphic-properties draw:stroke="solid" svg:stroke-width="0.035cm" svg:stroke-color="#8d281e" draw:marker-start-width="0.252cm" draw:marker-end-width="0.252cm" draw:fill="solid" draw:fill-color="#ffffff" draw:textarea-horizontal-align="justify" draw:textarea-vertical-align="middle" draw:auto-grow-height="false" fo:min-height="0.049cm" fo:min-width="0cm" fo:padding-top="0.142cm" fo:padding-bottom="0.142cm" fo:padding-left="0.267cm" fo:padding-right="0.267cm"/>
    </style:style>
    <style:style style:name="gr8" style:family="graphic" style:parent-style-name="standard">
      <style:graphic-properties draw:stroke="solid" svg:stroke-width="0.035cm" svg:stroke-color="#000000" draw:marker-start-width="0.331cm" draw:marker-end-width="0.331cm" draw:fill="solid" draw:fill-color="#000000" loext:fill-use-slide-background="false" draw:opacity="100%" draw:textarea-horizontal-align="justify" draw:textarea-vertical-align="middle" draw:auto-grow-height="false" fo:min-height="0.461cm" fo:min-width="0.625cm" fo:padding-top="0.151cm" fo:padding-bottom="0.151cm" fo:padding-left="0.276cm" fo:padding-right="0.276cm" draw:shadow="hidden"/>
    </style:style>
    <style:style style:name="gr9" style:family="graphic" style:parent-style-name="standard">
      <style:graphic-properties draw:stroke="solid" svg:stroke-width="0.035cm" svg:stroke-color="#8d281e" draw:marker-start-width="0.252cm" draw:marker-end-width="0.252cm" draw:fill="solid" draw:fill-color="#ffd7d7" draw:textarea-horizontal-align="justify" draw:textarea-vertical-align="middle" draw:auto-grow-height="false" fo:min-height="0.702cm" fo:min-width="0.179cm" fo:padding-top="0.142cm" fo:padding-bottom="0.142cm" fo:padding-left="0.267cm" fo:padding-right="0.267cm" draw:shadow="hidden"/>
    </style:style>
    <style:style style:name="gr10" style:family="graphic" style:parent-style-name="standard">
      <style:graphic-properties draw:stroke="solid" svg:stroke-width="0.035cm" svg:stroke-color="#8d281e" draw:marker-start-width="0.252cm" draw:marker-end-width="0.252cm" draw:fill="solid" draw:fill-color="#f10d0c" draw:textarea-horizontal-align="justify" draw:textarea-vertical-align="middle" draw:auto-grow-height="false" fo:min-height="0.123cm" fo:min-width="0.098cm" fo:padding-top="0.142cm" fo:padding-bottom="0.142cm" fo:padding-left="0.267cm" fo:padding-right="0.267cm" draw:shadow="hidden"/>
    </style:style>
    <style:style style:name="gr11" style:family="graphic" style:parent-style-name="standard">
      <style:graphic-properties draw:stroke="none" svg:stroke-width="0cm" svg:stroke-color="#000000" draw:marker-start-width="0.252cm" draw:marker-end-width="0.252cm" draw:fill="solid" draw:fill-color="#000000" draw:textarea-horizontal-align="justify" draw:textarea-vertical-align="middle" draw:auto-grow-height="false" fo:min-height="0cm" fo:min-width="0cm" fo:padding-top="0.142cm" fo:padding-bottom="0.142cm" fo:padding-left="0.267cm" fo:padding-right="0.267cm" draw:shadow="hidden"/>
    </style:style>
    <style:style style:name="P1" style:family="paragraph">
      <loext:graphic-properties draw:fill="solid" draw:fill-color="#f10d0c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 draw:fill-color="#000000" draw:opacity="100%"/>
      <style:paragraph-properties fo:text-align="center"/>
    </style:style>
    <style:style style:name="P4" style:family="paragraph">
      <loext:graphic-properties draw:fill="solid" draw:fill-color="#ffd7d7"/>
      <style:paragraph-properties fo:text-align="center"/>
    </style:style>
    <style:style style:name="P5" style:family="paragraph">
      <loext:graphic-properties draw:fill="solid" draw:fill-color="#000000"/>
      <style:paragraph-properties fo:text-align="center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0.738cm" svg:height="1.853cm" draw:transform="skewX (0.00104719755119654) rotate (0.786270828023445) translate (-0.102cm 1.91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85cm" svg:height="0.174cm" svg:x="0.829cm" svg:y="2.947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737cm" svg:height="1.854cm" draw:transform="rotate (0.785398163397448) translate (2.281cm 1.911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751cm" svg:height="0.126cm" svg:x="2.496cm" svg:y="2.993cm">
            <text:p/>
  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5" draw:text-style-name="P1" draw:layer="layout" svg:width="2.368cm" svg:height="2.553cm" svg:x="0.822cm" svg:y="0.566cm" svg:viewBox="0 0 2369 2554" svg:d="M226 353c7-219 125-344 365-351 198 14 344 132 344 344h38v-2h461c0-212 146-330 344-344 240 7 358 132 365 351 7 235 271 805 219 1119-65 387-365 1082-533 1082h-433v2h-856c-168 0-468-695-533-1082-52-314 212-884 219-1119z">
            <text:p/>
          </draw:path>
          <draw:custom-shape draw:style-name="gr6" draw:text-style-name="P2" draw:layer="layout" svg:width="0.471cm" svg:height="0.471cm" svg:x="2.385cm" svg:y="0.755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0.471cm" svg:height="0.471cm" svg:x="1.156cm" svg:y="0.7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8" draw:text-style-name="P3" draw:layer="layout" svg:width="1.592cm" svg:height="0.414cm" draw:transform="rotate (-3.14159265358979) translate (2.80231677616709cm 1.92964561514933cm)" svg:viewBox="0 0 1593 415" svg:d="M71 148c36 41 83 79 135 112 51 33 109 60 174 84 126 46 270 71 417 71 146 0 289-25 416-71 64-24 122-51 174-84s98-71 135-112c29-31 53-64 71-99l-37-49c-16 39-42 77-74 112-34 37-76 71-124 102-49 31-104 57-163 79-122 45-259 67-398 67-141 0-278-22-399-67-60-22-114-48-164-79-48-31-90-65-123-102-32-35-58-73-75-111l-36 49c18 34 42 67 71 98z">
            <text:p/>
          </draw:path>
          <draw:path draw:style-name="gr9" draw:text-style-name="P4" draw:layer="layout" svg:width="0.982cm" svg:height="0.923cm" svg:x="1.515cm" svg:y="2.197cm" svg:viewBox="0 0 983 924" svg:d="M491 0c86 0 171 23 246 66s137 105 180 180c43 74 66 159 66 245v280c0 51-8 102-24 151h-255v2h-679c-17-49-25-101-25-153v-280c0-86 23-171 66-245 43-75 105-137 180-180 74-43 159-66 245-66z">
            <text:p/>
          </draw:path>
          <draw:path draw:style-name="gr10" draw:text-style-name="P1" draw:layer="layout" svg:width="0.866cm" svg:height="0.273cm" svg:x="1.061cm" svg:y="2.847cm" svg:viewBox="0 0 867 274" svg:d="M0 274c0-1 0-3 0-4 0-47 20-94 58-135s92-75 159-99c66-24 140-36 217-36 76 0 151 12 216 36 67 24 121 58 159 99s58 88 58 135c0 1 0 3 0 4z">
            <text:p/>
          </draw:path>
          <draw:path draw:style-name="gr10" draw:text-style-name="P1" draw:layer="layout" svg:width="0.866cm" svg:height="0.273cm" svg:x="2.137cm" svg:y="2.847cm" svg:viewBox="0 0 867 274" svg:d="M0 274c0-1 0-3 0-4 0-47 20-94 58-135s92-75 159-99c66-24 140-36 217-36 76 0 151 12 216 36 67 24 121 58 159 99s58 88 58 135c0 1 0 3 0 4z">
            <text:p/>
          </draw:path>
          <draw:path draw:style-name="gr11" draw:text-style-name="P5" draw:layer="layout" svg:width="0.298cm" svg:height="0.166cm" svg:x="1.243cm" svg:y="0.996cm" svg:viewBox="0 0 299 167" svg:d="M0 0c0 13 2 27 6 40 3 14 9 29 17 42 8 12 17 24 27 35s23 20 36 27c12 8 27 14 41 18 14 3 30 5 44 5 15 0 31-2 45-5 14-4 28-10 41-18 13-7 26-16 36-27 2-2 4-4 6-6z">
            <text:p/>
          </draw:path>
          <draw:path draw:style-name="gr11" draw:text-style-name="P5" draw:layer="layout" svg:width="0.298cm" svg:height="0.166cm" svg:x="2.473cm" svg:y="0.996cm" svg:viewBox="0 0 299 167" svg:d="M299 0c-1 13-3 27-6 40-4 14-9 29-18 42-7 12-16 24-26 35-11 11-23 20-36 27-13 8-27 14-41 18-14 3-30 5-45 5-14 0-30-2-44-5-14-4-29-10-42-18-12-7-25-16-35-27-2-2-4-4-6-6z">
            <text:p/>
          </draw:path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5T15:09:33.598704303</meta:creation-date>
    <dc:date>2022-11-06T13:42:04.225879426</dc:date>
    <meta:editing-duration>PT5M40S</meta:editing-duration>
    <meta:editing-cycles>4</meta:editing-cycles>
    <meta:generator>LibreOffice/7.4.0.3$MacOSX_X86_64 LibreOffice_project/f85e47c08ddd19c015c0114a68350214f7066f5a</meta:generator>
    <meta:document-statistic meta:object-count="14"/>
  </office:meta>
</office:document-meta>
</file>